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f444" officeooo:paragraph-rsid="000ef444"/>
    </style:style>
    <style:style style:name="P2" style:family="paragraph" style:parent-style-name="Standard">
      <style:text-properties officeooo:rsid="000efcc4" officeooo:paragraph-rsid="000efcc4"/>
    </style:style>
    <style:style style:name="T1" style:family="text">
      <style:text-properties fo:font-weight="bold" officeooo:rsid="0010d493" style:font-weight-asian="bold" style:font-weight-complex="bold"/>
    </style:style>
    <style:style style:name="T2" style:family="text">
      <style:text-properties officeooo:rsid="0010d4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 : Gestionnaire de partition</text:p>
      <text:p text:style-name="P1"/>
      <text:p text:style-name="P1">L’application vise à permettre le partage de partitions de morceaux dans un ensemble (groupe de musique). Cela peut être une chorale, une orchestre, un groupe de musiciens, etc. </text:p>
      <text:p text:style-name="P1">Dans un ensemble il y aura un « admin » qui aura en charge la création de morceaux (un ou plusieurs) qui bénéficiera de partitions (partitions propre aux différentes voix ou instruments existant dans l’ensemble).</text:p>
      <text:p text:style-name="P1">Les participants pourront interagir avec le morceaux en offrant de la documentation, des audio, des vidéos. </text:p>
      <text:p text:style-name="P1"/>
      <text:p text:style-name="P2">USER STORIES :</text:p>
      <text:p text:style-name="P2"/>
      <text:p text:style-name="P2">Christian LEFEBVRE – 45 ans – Chef de choeur pour une chorale de 35 individus : souhaite pouvoir dématérialiser et centraliser les morceaux et partitions pour son ensemble. Il n’est pas vraiment adepte des outils multimédia et souhaiterai donc une application intuitive : pour la création de son groupe, initialiser ses morceaux tout en pouvant intégrer les partitions, des audios des documents. Les individus de son ensemble pourront interagir avec le/les morceaux en y intégrant de la documentations, des commentaires, des audios ou vidéos.</text:p>
      <text:p text:style-name="P2"/>
      <text:p text:style-name="P2">- <text:span text:style-name="T1">En tant que </text:span><text:span text:style-name="T2">: chef de choeur</text:span></text:p>
      <text:p text:style-name="P2">- <text:span text:style-name="T1">Je veux </text:span><text:span text:style-name="T2">: pouvoir créer mon ensemble et y ajouter des morceaux avec partitions, audios et documents</text:span></text:p>
      <text:p text:style-name="P2">- <text:span text:style-name="T1">Afin de</text:span><text:span text:style-name="T2"> : centraliser et partager facilement les supports de travail avec mes choristes</text:span></text:p>
      <text:p text:style-name="P2"/>
      <text:p text:style-name="P2"/>
      <text:p text:style-name="P2">Khristaline FLOCH – 14 ans – musiciennes (guitariste) dans un groupe : souhaite intégrer un son groupe musical et accéder aux partitions partagées par son/ses collègues.</text:p>
      <text:p text:style-name="P2"/>
      <text:p text:style-name="P2">- <text:span text:style-name="T1">En tant que </text:span><text:span text:style-name="T2">: musicienne membre d’un groupe</text:span></text:p>
      <text:p text:style-name="P2">- <text:span text:style-name="T1">Je veux </text:span><text:span text:style-name="T2">: pouvoir rejoindre mon ensemble et consulter les morceaux partagés par mes collègues</text:span></text:p>
      <text:p text:style-name="P2">- <text:span text:style-name="T1">Afin de </text:span><text:span text:style-name="T2">: travailler sur mes partitions et répéter efficaceme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0:53:26.230553300</meta:creation-date>
    <dc:date>2025-09-10T12:18:11.331244700</dc:date>
    <meta:editing-duration>PT15M28S</meta:editing-duration>
    <meta:editing-cycles>1</meta:editing-cycles>
    <meta:document-statistic meta:table-count="0" meta:image-count="0" meta:object-count="0" meta:page-count="1" meta:paragraph-count="13" meta:word-count="270" meta:character-count="1687" meta:non-whitespace-character-count="1424"/>
    <meta:generator>LibreOffice/25.8.1.1$Windows_X86_64 LibreOffice_project/54047653041915e595ad4e45cccea684809c77b5</meta:generator>
  </office:meta>
</office:document-meta>
</file>